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iplomStyle">
      <style:paragraph-properties fo:margin-left="0in" fo:margin-right="0in" fo:text-indent="0in" style:auto-text-indent="false"/>
    </style:style>
    <style:style style:name="P2" style:family="paragraph" style:parent-style-name="Text_20_body">
      <style:text-properties fo:language="en" fo:country="GB"/>
    </style:style>
    <style:style style:name="P3" style:family="paragraph" style:parent-style-name="Text_20_body">
      <style:paragraph-properties fo:text-align="start" style:justify-single-word="false"/>
      <style:text-properties fo:language="uk" fo:country="UA"/>
    </style:style>
    <style:style style:name="P4" style:family="paragraph" style:parent-style-name="Heading_20_3">
      <style:text-properties fo:language="uk" fo:country="UA"/>
    </style:style>
    <style:style style:name="P5" style:family="paragraph" style:parent-style-name="Heading_20_1">
      <style:text-properties fo:language="uk" fo:country="UA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fo:language="uk" fo:country="UA"/>
    </style:style>
    <style:style style:name="P8" style:family="paragraph" style:parent-style-name="Heading_20_2">
      <style:text-properties fo:language="uk" fo:country="UA"/>
    </style:style>
    <style:style style:name="P9" style:family="paragraph" style:parent-style-name="DiplomStyle">
      <style:text-properties fo:language="en" fo:country="GB"/>
    </style:style>
    <style:style style:name="P10" style:family="paragraph" style:parent-style-name="DiplomStyle">
      <style:paragraph-properties>
        <style:tab-stops>
          <style:tab-stop style:position="6.1925in" style:type="right" style:leader-style="dotted" style:leader-text="."/>
        </style:tab-stops>
      </style:paragraph-properties>
    </style:style>
    <style:style style:name="P11" style:family="paragraph" style:parent-style-name="Heading_20_5">
      <style:text-properties fo:language="uk" fo:country="UA"/>
    </style:style>
    <style:style style:name="P12" style:family="paragraph" style:parent-style-name="Heading_20_5">
      <style:paragraph-properties fo:text-align="start" style:justify-single-word="false"/>
      <style:text-properties fo:language="uk" fo:country="UA"/>
    </style:style>
    <style:style style:name="P13" style:family="paragraph" style:parent-style-name="Heading_20_5">
      <style:text-properties fo:language="en" fo:country="GB"/>
    </style:style>
    <style:style style:name="P14" style:family="paragraph" style:parent-style-name="Heading_20_4">
      <style:paragraph-properties fo:text-align="start" style:justify-single-word="false"/>
    </style:style>
    <style:style style:name="P15" style:family="paragraph" style:parent-style-name="Heading_20_4">
      <style:text-properties fo:language="uk" fo:country="UA"/>
    </style:style>
    <style:style style:name="P16" style:family="paragraph" style:parent-style-name="Heading_20_4">
      <style:paragraph-properties fo:text-align="start" style:justify-single-word="false"/>
      <style:text-properties fo:language="uk" fo:country="UA"/>
    </style:style>
    <style:style style:name="P17" style:family="paragraph" style:parent-style-name="Heading_20_4">
      <style:text-properties fo:language="en" fo:country="GB"/>
    </style:style>
    <style:style style:name="P18" style:family="paragraph" style:parent-style-name="Heading_20_4">
      <style:paragraph-properties fo:text-align="start" style:justify-single-word="false"/>
      <style:text-properties fo:language="en" fo:country="GB"/>
    </style:style>
    <style:style style:name="P19" style:family="paragraph" style:parent-style-name="Text_20_body">
      <style:text-properties fo:language="uk" fo:country="UA"/>
    </style:style>
    <style:style style:name="T1" style:family="text">
      <style:text-properties fo:language="uk" fo:country="UA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language="en" fo:country="G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</text:sequence-decls>
      <text:table-of-content text:style-name="Sect1" text:protected="true" text:name="Table of Contents1">
        <text:table-of-content-source text:outline-level="10">
          <text:index-title-template text:style-name="Simple_20_Heading">Зміст</text:index-title-template>
          <text:table-of-content-entry-template text:outline-level="1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Simple_20_Heading">Зміст</text:p>
          </text:index-title>
          <text:p text:style-name="P10">Вступ<text:tab/>4</text:p>
          <text:p text:style-name="P10">Постановка задачі<text:tab/>7</text:p>
          <text:p text:style-name="P10">1. Огляд предметної галузі<text:tab/>7</text:p>
          <text:p text:style-name="P10">1. 1. Основні теоретичні відомості<text:tab/>7</text:p>
          <text:p text:style-name="P10">1. 1. 1. Розробка веб - застосунків<text:tab/>7</text:p>
          <text:p text:style-name="P10">1. 1. 2. Проведення олімпіад з основних предметів<text:tab/>7</text:p>
          <text:p text:style-name="P10">1. 1. 3. Використані технології<text:tab/>7</text:p>
          <text:p text:style-name="P10">1. 1. 3. 1. PHP<text:tab/>7</text:p>
          <text:p text:style-name="P10">1. 1. 3. 1. 1. Історія розвитку<text:tab/>7</text:p>
          <text:p text:style-name="P10">1. 1. 3. 1. 2. Основні відомості<text:tab/>7</text:p>
          <text:p text:style-name="P10">1. 1. 3. 2. MySql<text:tab/>7</text:p>
          <text:p text:style-name="P10">1. 1. 3. 2. 1. Базові відомості<text:tab/>7</text:p>
          <text:p text:style-name="P10">1. 1. 3. 2. 2. Розвиток та використання<text:tab/>7</text:p>
          <text:p text:style-name="P10">1. 1. 3. 2. 3. Математичні моделі<text:tab/>7</text:p>
          <text:p text:style-name="P10">1. 1. 3. 3. JavaScript<text:tab/>7</text:p>
          <text:p text:style-name="P10">1. 1. 3. 4. CSS<text:tab/>7</text:p>
          <text:p text:style-name="P10">1. 1. 3. 5. HTML5<text:tab/>7</text:p>
          <text:p text:style-name="P10">1. 2. Використані інструменти<text:tab/>8</text:p>
          <text:p text:style-name="P10">1. 2. 1. NPM(Node Package Manager) <text:tab/>8</text:p>
          <text:p text:style-name="P10">1. 2. 2. XAMPP<text:tab/>8</text:p>
          <text:p text:style-name="P10">1. 2. 3. Gulp<text:tab/>8</text:p>
          <text:p text:style-name="P10">1. 2. 4. Бібліотека CKEDITOR<text:tab/>8</text:p>
          <text:p text:style-name="P10">1. 2. 4. PubSub<text:tab/>8</text:p>
          <text:p text:style-name="P10">1. 3. Архітектура проекту<text:tab/>8</text:p>
          <text:p text:style-name="P10">1. 3. 1. Архітектура бази даних<text:tab/>8</text:p>
          <text:p text:style-name="P10">1. 3. 1. 1. Реляційна БД MySql<text:tab/>8</text:p>
          <text:p text:style-name="P10">1. 3. 2. Архітектура програми<text:tab/>8</text:p>
          <text:p text:style-name="P10"><text:soft-page-break/>1. 3. 2. 1. PHP<text:tab/>8</text:p>
          <text:p text:style-name="P10">1. 3. 2. 1. 1. MailSender<text:tab/>8</text:p>
          <text:p text:style-name="P10">1. 3. 2. 2. JS<text:tab/>8</text:p>
          <text:p text:style-name="P10">1. 3. 2. 2. 1. ES6<text:tab/>8</text:p>
          <text:p text:style-name="P10">1. 3. 2. 2. 2. jQuery<text:tab/>8</text:p>
          <text:p text:style-name="P10">1. 3. 2. 3. CSS<text:tab/>8</text:p>
          <text:p text:style-name="P10">1. 3. 2. 3. 1. SCSS<text:tab/>8</text:p>
          <text:p text:style-name="P10">2. Веб - застосунок<text:tab/>9</text:p>
          <text:p text:style-name="P10">2. 1. Структура програми<text:tab/>9</text:p>
          <text:p text:style-name="P10">2. 2. 1. Модульний підхід<text:tab/>9</text:p>
          <text:p text:style-name="P10">2. 2. 2. Опис структури програми<text:tab/>9</text:p>
          <text:p text:style-name="P10">2. 2. 2. 1. Опис сторінки<text:tab/>9</text:p>
          <text:p text:style-name="P10">2. 2. Основні можливості<text:tab/>9</text:p>
          <text:p text:style-name="P10">2. 2. 2. Ролі<text:tab/>9</text:p>
          <text:p text:style-name="P10">2. 2. 2. 1. Адміністратор<text:tab/>9</text:p>
          <text:p text:style-name="P10">2. 2. 2. 2. Координатор<text:tab/>9</text:p>
          <text:p text:style-name="P10">2. 2. 2. 3. Тренер<text:tab/>9</text:p>
          <text:p text:style-name="P10">2. 2. 2. 4. Користувач<text:tab/>9</text:p>
          <text:p text:style-name="P10">2. 2. 3. Можливості сайту<text:tab/>9</text:p>
          <text:p text:style-name="P10">2. 2. 3. 1. Реєстрація користувачів<text:tab/>9</text:p>
          <text:p text:style-name="P10">2. 2. 3. 2. Особистий кабінет<text:tab/>9</text:p>
          <text:p text:style-name="P10">2. 2. 3. 3. Форма зворотнього зв'язку<text:tab/>9</text:p>
          <text:p text:style-name="P10">2. 2. 3. 4. Управління олімпіадами<text:tab/>9</text:p>
          <text:p text:style-name="P10">2. 2. 4. Режим редагування<text:tab/>10</text:p>
          <text:p text:style-name="P10">2. 3. Приклад використання<text:tab/>10</text:p>
          <text:p text:style-name="P10">2. 4. Гайди?<text:tab/>10</text:p>
          <text:p text:style-name="P10">2. 4. 1. Реєстрація координаторів<text:tab/>10</text:p>
          <text:p text:style-name="P10">2. 4. 2. Реєстрація тренерів<text:tab/>10</text:p>
          <text:p text:style-name="P10">2. 4. 3. Реєстрація для участі в олімпіаді<text:tab/>10</text:p>
          <text:p text:style-name="P10"><text:soft-page-break/>2. 4. 4. Користування режимом редагування<text:tab/>10</text:p>
          <text:p text:style-name="P10">Висновки<text:tab/>10</text:p>
          <text:p text:style-name="P10">Список літератури<text:tab/>10</text:p>
          <text:p text:style-name="P10">Додатки<text:tab/>10</text:p>
        </text:index-body>
      </text:table-of-content>
      <text:h text:style-name="Heading_20_1" text:outline-level="1"/>
      <text:h text:style-name="P6" text:outline-level="1">Вступ</text:h>
      <text:p text:style-name="DiplomStyle">З розвитком інформаційних технологій з'явилася маса нових можливостей: від онлайн - тестування до повноцінного дистанційного навчання. У сучасному світі все більше з'являється Web-ресурсів. Свої сторінки в Інтернеті мають всі: державні установи, різні компанії, <text:span text:style-name="T1">університети, школи</text:span>. <text:span text:style-name="T1">Кожен</text:span>, <text:span text:style-name="T1">хто</text:span> прагне бути конкурентоспроможним, мати ефективну систему роботи з інформацією для забезпечення внутрішніх потреб установи, а також оперативного надання необхідної інформації організаціям і <text:span text:style-name="T1">широкій</text:span> громадськості, стикається з проблемою створення свого інтернет ресурсу, Web-сайту. Справжній сайт <text:span text:style-name="T1">центру олімпіад</text:span> повинен бути "живим". Саме тут можна повідомити все, що може виявитися корисним або цікавим для <text:span text:style-name="T1">студентів та школярів, які потенційно можуть бути учасниками, а також надати віповідну інформацію їх тренерам, методистам та батькам.</text:span></text:p>
      <text:p text:style-name="DiplomStyle">У дипломній роботі ми зробили спробу розібратися в тому, що нам необхідно знати і вміти для створення Web-<text:span text:style-name="T1">сторінок</text:span>, яке програмне забезпечення є <text:span text:style-name="T1">інструментом для</text:span> створення Web-<text:span text:style-name="T1">застосунків</text:span> і як ефективно <text:span text:style-name="T1">з ним працювати</text:span>. Крім цього нам буде потріб<text:span text:style-name="T1">ен</text:span> будь-який браузер, наприклад <text:span text:style-name="T4">Google Chrome</text:span>. Web-сторінки, <text:span text:style-name="T1">поєднують у</text:span> собі <text:span text:style-name="T1">різноманітні</text:span> <text:span text:style-name="T1">типи</text:span> інформації: текст, <text:span text:style-name="T1">графічні зображення</text:span>, відео, <text:span text:style-name="T1">таблиці та ін.</text:span> Від <text:span text:style-name="T1">якості створеної</text:span> Web-<text:span text:style-name="T1">сторінки</text:span>, <text:span text:style-name="T1">досить сильно залежить її успіх у всесвітній мережі</text:span>. <text:span text:style-name="T1">Зазвичай користувачі віддають перевагу тим </text:span>Web-<text:span text:style-name="T1">застосункам</text:span>, які мають стильне, <text:span text:style-name="T1">приємне та легке</text:span> оформлення, не обтяжені анімацією <text:span text:style-name="T1">та рекламою</text:span>, <text:span text:style-name="T1">досить</text:span> швидко завантажуються і правильно відображаються <text:span text:style-name="T1">на будь-якому типі пристрою</text:span>. </text:p>
      <text:p text:style-name="DiplomStyle">Мета дипломної роботи: Визначити методику створення і підтримки Web-сайту <text:span text:style-name="T1">регіонального олімпіадного центру</text:span>. Відповідно до мети дослідження сформульовано такі завдання:</text:p>
      <text:p text:style-name="DiplomStyle"/>
      <text:p text:style-name="DiplomStyle"><text:soft-page-break/>- <text:span text:style-name="T1">розкрити технічні та</text:span> функціональні можливості Web-<text:span text:style-name="T1">застосунків</text:span> <text:span text:style-name="T1">та</text:span> їх застосування;</text:p>
      <text:p text:style-name="DiplomStyle">- <text:span text:style-name="T1">розкрити</text:span> методичні та педагогічні аспекти розробки <text:span text:style-name="T1">олімпіадного</text:span> Web-<text:span text:style-name="T1">застосунку</text:span>;</text:p>
      <text:p text:style-name="DiplomStyle">- розробити Web-<text:span text:style-name="T1">застосунок</text:span> <text:span text:style-name="T1">регіонального центру олімпіад</text:span>.</text:p>
      <text:p text:style-name="DiplomStyle">-надати можливість подальшої підтримки сайту</text:p>
      <text:p text:style-name="P1"/>
      <text:p text:style-name="DiplomStyle">У дипломній роботі розглянуті <text:span text:style-name="T1">сучасні</text:span> питання розробки, створення <text:span text:style-name="T1">та дизайну</text:span> <text:span text:style-name="T1">сторінок</text:span> Web-<text:span text:style-name="T1">застосунків, роботи з базами даних, серверними та клієнтськими мовами програмування.</text:span></text:p>
      <text:p text:style-name="P1"/>
      <text:p text:style-name="DiplomStyle">При цьому були вирішені наступні завдання:</text:p>
      <text:p text:style-name="DiplomStyle">- <text:span text:style-name="T1">ознайомлення зі специфікою проведення олімпіад, дослідження даної предметної області;</text:span></text:p>
      <text:p text:style-name="DiplomStyle">- <text:span text:style-name="T1">детальне ознайомлення</text:span> з <text:span text:style-name="T1">передовими</text:span> Інтернет - технологіями і їх використання<text:span text:style-name="T1">м</text:span> в розробці Web<text:span text:style-name="T1">-застосунків</text:span>;</text:p>
      <text:p text:style-name="DiplomStyle">- вивчення програмн<text:span text:style-name="T1">их інструментів</text:span>, <text:span text:style-name="T1">які</text:span> <text:span text:style-name="T1">використовуються</text:span> для розробки і створення Web-<text:span text:style-name="T1">застосунків</text:span>;</text:p>
      <text:p text:style-name="DiplomStyle">- <text:span text:style-name="T1">вираження</text:span> <text:span text:style-name="T1">підходів</text:span> <text:span text:style-name="T1">та</text:span> способів подання на Web-сторінках різних видів інформаці<text:span text:style-name="T1">ї</text:span>;</text:p>
      <text:p text:style-name="DiplomStyle">- ознайомлення з основними правилами і рекомендаціями по розробці і створенню Web-сайтів і неухильне дотримання ним на практиці;</text:p>
      <text:p text:style-name="DiplomStyle">- визначення структури Web-сторінок <text:span text:style-name="T1">сайту</text:span>;</text:p>
      <text:p text:style-name="DiplomStyle">- вибір стратегії <text:s/><text:span text:style-name="T1">розробки, </text:span>створення<text:span text:style-name="T1"> та підтримки</text:span> Web-<text:span text:style-name="T1">застосунку</text:span>.</text:p>
      <text:p text:style-name="P1"/>
      <text:p text:style-name="DiplomStyle">Web-сайт <text:span text:style-name="T1">олімпіадного центру</text:span> не повинен бути тільки особистою справою його творця, <text:span text:style-name="T1">він</text:span> передбачає роботу організованої команди людей, зацікавлених у підтримці функціонування і розвитку цього ресурсу протягом <text:span text:style-name="T1">тривалого</text:span> часу.</text:p>
      <text:p text:style-name="DiplomStyle"><text:soft-page-break/>Основним методом дослідження є вивчення та аналіз існуючих сайтів. Наукова новизна і теоретична значущість дослідження полягає у виділенні і систематизації методики розробки сайту. Практична значимість дослідження полягає в тому, що на основі отриманих результатів досліджені критерії та методика розробки веб-сайту.</text:p>
      <text:h text:style-name="P7" text:outline-level="1">Постановка задачі</text:h>
      <text:h text:style-name="Heading_20_1" text:outline-level="1"><text:span text:style-name="T1">1. Огляд</text:span><text:span text:style-name="T2"> </text:span><text:span text:style-name="T1">предметної галузі</text:span></text:h>
      <text:h text:style-name="Heading_20_2" text:outline-level="2"><text:span text:style-name="T1">1. 1. </text:span>Основні <text:span text:style-name="T1">теоретичні </text:span>відомості</text:h>
      <text:h text:style-name="Heading_20_3" text:outline-level="3">1. 1. 1. <text:span text:style-name="T1">Розробка веб </text:span><text:span text:style-name="T4">-</text:span><text:span text:style-name="T1"> застосунків</text:span></text:h>
      <text:h text:style-name="P4" text:outline-level="3">1. 1. 2. Проведення олімпіад з основних предметів</text:h>
      <text:h text:style-name="P4" text:outline-level="3">1. 1. 3. Використані технології</text:h>
      <text:h text:style-name="P14" text:outline-level="4">1. 1. <text:span text:style-name="T1">3</text:span>. 1. <text:span text:style-name="T4">PHP</text:span></text:h>
      <text:h text:style-name="P11" text:outline-level="5">1. 1. 3. 1. 1. Історія розвитку</text:h>
      <text:h text:style-name="P11" text:outline-level="5">1. 1. 3. 1. 2. Основні відомості</text:h>
      <text:p text:style-name="P2"/>
      <text:h text:style-name="P16" text:outline-level="4">1. 1. 3. 2. <text:span text:style-name="T4">MySql</text:span></text:h>
      <text:h text:style-name="P12" text:outline-level="5">1. 1. 3. 2. 1. Базові відомості</text:h>
      <text:h text:style-name="P12" text:outline-level="5">1. 1. 3. 2. 2. Розвиток та використання</text:h>
      <text:h text:style-name="P12" text:outline-level="5">1. 1. 3. 2. 3. Математичні моделі</text:h>
      <text:p text:style-name="P3"/>
      <text:h text:style-name="P16" text:outline-level="4">1. 1. 3. <text:span text:style-name="T4">3</text:span>. <text:span text:style-name="T4">JavaScript</text:span></text:h>
      <text:h text:style-name="P18" text:outline-level="4">1. 1. <text:span text:style-name="T1">3</text:span>. 4. CSS</text:h>
      <text:h text:style-name="P18" text:outline-level="4">1. 1. <text:span text:style-name="T1">3</text:span>. 5. HTML5</text:h>
      <text:h text:style-name="Heading_20_2" text:outline-level="2"><text:soft-page-break/>1. 2. <text:span text:style-name="T1">Використані інструменти</text:span></text:h>
      <text:h text:style-name="Heading_20_3" text:outline-level="3"><text:span text:style-name="T1">1.</text:span><text:span text:style-name="T3"> </text:span><text:span text:style-name="T1">2</text:span><text:span text:style-name="T3">. </text:span><text:span text:style-name="T1">1.</text:span><text:span text:style-name="T3"> </text:span><text:span text:style-name="T4">NPM(Node Package Manager)</text:span> </text:h>
      <text:h text:style-name="Heading_20_3" text:outline-level="3"><text:span text:style-name="T1">1</text:span><text:span text:style-name="T3">. </text:span><text:span text:style-name="T1">2</text:span><text:span text:style-name="T3">. </text:span><text:span text:style-name="T1">2.</text:span><text:span text:style-name="T3"> </text:span><text:span text:style-name="T4">XAMPP</text:span></text:h>
      <text:h text:style-name="Heading_20_3" text:outline-level="3"><text:span text:style-name="T1">1.</text:span><text:span text:style-name="T3"> </text:span><text:span text:style-name="T1">2</text:span><text:span text:style-name="T3">. </text:span><text:span text:style-name="T1">3.</text:span><text:span text:style-name="T3"> </text:span><text:span text:style-name="T4">Gulp</text:span></text:h>
      <text:h text:style-name="Heading_20_3" text:outline-level="3"><text:span text:style-name="T1">1. 2. 4.</text:span><text:span text:style-name="T3"> </text:span><text:span text:style-name="T4">Бібліотека CKEDITOR</text:span></text:h>
      <text:h text:style-name="Heading_20_3" text:outline-level="3"><text:span text:style-name="T1">1. 2. 4.</text:span><text:span text:style-name="T3"> </text:span><text:span text:style-name="T4">PubSub</text:span></text:h>
      <text:h text:style-name="P8" text:outline-level="2">1. 3. Архітектура проекту</text:h>
      <text:h text:style-name="P4" text:outline-level="3">1. 3. 1. Архітектура бази даних</text:h>
      <text:h text:style-name="P17" text:outline-level="4">1. 3. 1. 1. <text:span text:style-name="T1">Реляційна БД </text:span>MySql</text:h>
      <text:h text:style-name="P4" text:outline-level="3">1. 3. 2. Архітектура програми</text:h>
      <text:h text:style-name="Heading_20_4" text:outline-level="4"><text:span text:style-name="T1">1</text:span>. <text:span text:style-name="T1">3</text:span>. 2. 1. <text:span text:style-name="T4">PHP</text:span></text:h>
      <text:h text:style-name="P13" text:outline-level="5">1. 3. 2. 1. 1. MailSender</text:h>
      <text:h text:style-name="Heading_20_4" text:outline-level="4"><text:span text:style-name="T1">1</text:span><text:span text:style-name="T4">. </text:span><text:span text:style-name="T1">3</text:span><text:span text:style-name="T4">. 2. </text:span><text:span text:style-name="T2">2</text:span><text:span text:style-name="T4">. JS</text:span></text:h>
      <text:h text:style-name="P13" text:outline-level="5">1. 3. 2. 2. 1. ES6</text:h>
      <text:h text:style-name="P13" text:outline-level="5">1. 3. 2. 2. 2. jQuery</text:h>
      <text:h text:style-name="Heading_20_4" text:outline-level="4"><text:span text:style-name="T1">1</text:span><text:span text:style-name="T4">. </text:span><text:span text:style-name="T1">3</text:span><text:span text:style-name="T4">. 2. </text:span><text:span text:style-name="T2">3</text:span><text:span text:style-name="T4">. CSS</text:span></text:h>
      <text:h text:style-name="P13" text:outline-level="5">1. 3. 2. 3. 1. SCSS</text:h>
      <text:p text:style-name="P9"/>
      <text:h text:style-name="P6" text:outline-level="1"><text:span text:style-name="T1">2</text:span><text:span text:style-name="T3">. </text:span><text:span text:style-name="T1">Веб - застосунок</text:span></text:h>
      <text:h text:style-name="Heading_20_2" text:outline-level="2"><text:span text:style-name="T1">2. 1. </text:span>Структура програми</text:h>
      <text:h text:style-name="Heading_20_3" text:outline-level="3"><text:span text:style-name="T1">2</text:span>. 2. 1. <text:span text:style-name="T1">Модульний підхід</text:span></text:h>
      <text:h text:style-name="Heading_20_3" text:outline-level="3"><text:span text:style-name="T1">2</text:span><text:span text:style-name="T3">. 2. 2. </text:span><text:span text:style-name="T1">Опис</text:span><text:span text:style-name="T2"> </text:span><text:span text:style-name="T1">структури</text:span><text:span text:style-name="T2"> </text:span><text:span text:style-name="T1">програми</text:span></text:h>
      <text:h text:style-name="Heading_20_4" text:outline-level="4"><text:span text:style-name="T1">2</text:span><text:span text:style-name="T3">. 2. 2. </text:span><text:span text:style-name="T1">1</text:span>.<text:span text:style-name="T3"> </text:span><text:span text:style-name="T1">Опис сторінки</text:span></text:h>
      <text:h text:style-name="P8" text:outline-level="2">2. 2. Основні можливості</text:h>
      <text:h text:style-name="P4" text:outline-level="3">2. 2. 2. Ролі</text:h>
      <text:h text:style-name="P15" text:outline-level="4">2. 2. 2. 1. Адміністратор</text:h>
      <text:h text:style-name="P15" text:outline-level="4">2. 2. 2. 2. Координатор</text:h>
      <text:h text:style-name="P15" text:outline-level="4">2. 2. 2. 3. Тренер</text:h>
      <text:h text:style-name="P15" text:outline-level="4">2. 2. 2. 4. Користувач</text:h>
      <text:h text:style-name="P4" text:outline-level="3">2. 2. 3. Можливості сайту</text:h>
      <text:h text:style-name="P15" text:outline-level="4">2. 2. 3. 1. Реєстрація користувачів</text:h>
      <text:h text:style-name="P15" text:outline-level="4">2. 2. 3. 2. Особистий кабінет</text:h>
      <text:h text:style-name="Heading_20_4" text:outline-level="4"><text:span text:style-name="T1">2. 2. 3. 3. Форма зворотнього зв</text:span><text:span text:style-name="T4">'</text:span><text:span text:style-name="T1">язку</text:span></text:h>
      <text:h text:style-name="P15" text:outline-level="4">2. 2. 3. 4. Управління олімпіадами</text:h>
      <text:h text:style-name="P4" text:outline-level="3"><text:soft-page-break/>2. 2. 4. Режим редагування</text:h>
      <text:h text:style-name="P8" text:outline-level="2">2. 3. Приклад використання</text:h>
      <text:h text:style-name="P8" text:outline-level="2">2. 4. Гайди?</text:h>
      <text:h text:style-name="P4" text:outline-level="3">2. 4. 1. Реєстрація координаторів</text:h>
      <text:h text:style-name="P4" text:outline-level="3">2. 4. 2. Реєстрація тренерів</text:h>
      <text:h text:style-name="P4" text:outline-level="3">2. 4. 3. Реєстрація для участі в олімпіаді</text:h>
      <text:h text:style-name="P4" text:outline-level="3">2. 4. 4. Користування режимом редагування</text:h>
      <text:h text:style-name="Heading_20_1" text:outline-level="1">Висновки</text:h>
      <text:h text:style-name="P5" text:outline-level="1">Список літератури</text:h>
      <text:h text:style-name="P5" text:outline-level="1">Додатки</text:h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fo:text-align="start" style:justify-single-word="false" style:page-number="auto" fo:keep-with-next="always"/>
      <style:text-properties style:font-name="Times New Roman1" fo:font-size="16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line-height="150%" fo:text-indent="0.5in" style:auto-text-indent="false"/>
      <style:text-properties style:font-name="Times New Roman2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line-height="150%" fo:text-indent="0.5in" style:auto-text-indent="false"/>
      <style:text-properties style:font-name="Times New Roman2" fo:font-size="15pt" fo:font-weight="bold" style:font-size-asian="14pt" style:font-weight-asian="bold" style:font-size-complex="14pt" style:font-weight-complex="bold"/>
    </style:style>
    <style:style style:name="DiplomStyle" style:family="paragraph" style:parent-style-name="Standard" style:next-style-name="Standard" style:class="text" style:master-page-name="">
      <style:paragraph-properties fo:margin-left="0in" fo:margin-right="0in" fo:line-height="150%" fo:text-align="justify" style:justify-single-word="false" fo:text-indent="0.5in" style:auto-text-indent="false" style:page-number="auto" style:shadow="none"/>
      <style:text-properties fo:font-size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line-height="150%" fo:text-align="center" style:justify-single-word="false" fo:text-indent="0in" style:auto-text-indent="false" style:page-number="auto"/>
      <style:text-properties style:font-name="Times New Roman2" fo:font-size="18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MS PGothic" style:font-size-asian="10pt" style:font-name-complex="Courier New1" style:font-size-complex="10pt"/>
    </style:style>
    <style:style style:name="Рис" style:family="paragraph" style:parent-style-name="Caption"/>
    <style:style style:name="Illustration" style:family="paragraph" style:parent-style-name="Caption" style:class="extra" style:master-page-name="">
      <style:paragraph-properties fo:text-align="center" style:justify-single-word="false" style:page-number="auto" style:shadow="none"/>
      <style:text-properties fo:font-size="14pt"/>
    </style:style>
    <style:style style:name="Code" style:family="paragraph" style:parent-style-name="Bibliography_20_1" style:next-style-name="DiplomStyle">
      <style:paragraph-properties fo:background-color="#eeeeee" fo:padding="0.0193in" fo:border="0.0008in solid #000000" style:shadow="none">
        <style:background-image/>
      </style:paragraph-properties>
      <style:text-properties style:font-name="Courier New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imple_20_Heading" style:display-name="Simple Heading" style:family="paragraph" style:parent-style-name="Heading_20_1" style:default-outline-level="" style:list-style-name="" style:class="text">
      <style:paragraph-properties fo:text-align="center" style:justify-single-word="false"/>
      <style:text-properties fo:font-size="16pt"/>
    </style:style>
    <style:style style:name="Heading_20_4" style:display-name="Heading 4" style:family="paragraph" style:parent-style-name="DiplomStyle" style:next-style-name="DiplomStyle" style:default-outline-level="4" style:class="text">
      <style:paragraph-properties fo:margin-left="0in" fo:margin-right="0in" fo:text-indent="0.5in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text-indent="0.5in" style:auto-text-indent="false"/>
      <style:text-properties fo:font-size="14pt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Four" style:display-name="Heading Four" style:family="paragraph" style:parent-style-name="DiplomStyle" style:master-page-name="">
      <style:paragraph-properties style:page-number="auto"/>
      <style:text-properties fo:font-size="16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hyphenation-ladder-count="no-limit"/>
      <style:text-properties style:use-window-font-color="true" style:font-name="Times New Roman" fo:font-size="12pt" fo:language="ru" fo:country="RU" style:font-name-asian="Arial" style:font-size-asian="12pt" style:language-asian="zh" style:country-asian="CN" fo:hyphenate="false" fo:hyphenation-remain-char-count="2" fo:hyphenation-push-char-count="2"/>
    </style:style>
    <style:style style:name="Text_20_body_20__28_user_29_" style:display-name="Text body (user)" style:family="paragraph" style:parent-style-name="Default">
      <style:paragraph-properties fo:margin-top="0in" fo:margin-bottom="0.0835in" fo:hyphenation-ladder-count="no-limit"/>
      <style:text-properties style:use-window-font-color="true" style:font-name="Times New Roman" fo:font-size="12pt" fo:language="zxx" fo:country="none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wrap="parallel" style:number-wrapped-paragraphs="no-limit" style:wrap-contour="false" style:vertical-pos="middle" style:vertical-rel="text" fo:background-color="#eeeeee" style:background-transparency="0%" fo:padding="0in" fo:border="none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9839in" fo:margin-left="1.1811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32M10S</meta:editing-duration>
    <meta:editing-cycles>33</meta:editing-cycles>
    <meta:generator>OpenOffice/4.1.3$Win32 OpenOffice.org_project/413m1$Build-9783</meta:generator>
    <dc:date>2017-06-15T20:07:37.04</dc:date>
    <dc:creator>Ihor Leleka</dc:creator>
    <meta:document-statistic meta:table-count="0" meta:image-count="0" meta:object-count="0" meta:page-count="10" meta:paragraph-count="139" meta:word-count="1092" meta:character-count="6438"/>
    <meta:user-defined meta:name="Info 1"/>
    <meta:user-defined meta:name="Info 2"/>
    <meta:user-defined meta:name="Info 3"/>
    <meta:user-defined meta:name="Info 4"/>
  </office:meta>
</office:document-meta>
</file>